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8653in" style:rel-column-width="8188*"/>
    </style:style>
    <style:style style:name="Table4.B" style:family="table-column">
      <style:table-column-properties style:column-width="0.866in" style:rel-column-width="8195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1875in" table:align="left" style:writing-mode="lr-tb"/>
    </style:style>
    <style:style style:name="Table8.A" style:family="table-column">
      <style:table-column-properties style:column-width="1.18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1542in" style:rel-column-width="10922*"/>
    </style:style>
    <style:style style:name="Table10.F" style:family="table-column">
      <style:table-column-properties style:column-width="1.1542in" style:rel-column-width="1092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fo:margin-left="0in" table:align="left" style:writing-mode="lr-tb"/>
    </style:style>
    <style:style style:name="Table6.A" style:family="table-column">
      <style:table-column-properties style:column-width="6.9306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9306in" fo:margin-left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9306in"/>
    </style:style>
    <style:style style:name="Table5.C" style:family="table-column">
      <style:table-column-properties style:column-width="1.0694in"/>
    </style:style>
    <style:style style:name="Table5.D" style:family="table-column">
      <style:table-column-properties style:column-width="1.25in"/>
    </style:style>
    <style:style style:name="Table5.E" style:family="table-column">
      <style:table-column-properties style:column-width="0.8278in"/>
    </style:style>
    <style:style style:name="Table5.F" style:family="table-column">
      <style:table-column-properties style:column-width="0.866in"/>
    </style:style>
    <style:style style:name="Table5.G" style:family="table-column">
      <style:table-column-properties style:column-width="0.8653in"/>
    </style:style>
    <style:style style:name="Table5.H" style:family="table-column">
      <style:table-column-properties style:column-width="0.8715in"/>
    </style:style>
    <style:style style:name="Table5.A1" style:family="table-cell">
      <style:table-cell-properties fo:padding="0.0382in" fo:border="none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21a77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b5877" officeooo:paragraph-rsid="001b5877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b5877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241258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1af378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274a8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274a82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3cfa0" officeooo:paragraph-rsid="001af37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7defb" officeooo:paragraph-rsid="001af37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bc006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c5e54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b1b44" officeooo:paragraph-rsid="001af378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591f8" officeooo:paragraph-rsid="001af378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3cfa0" officeooo:paragraph-rsid="001af378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850d1" officeooo:paragraph-rsid="001af378" style:font-weight-asian="normal" style:font-weight-complex="normal"/>
    </style:style>
    <style:style style:name="P19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2d99e" officeooo:paragraph-rsid="00221a77" style:font-weight-asian="normal" style:font-weight-complex="normal"/>
    </style:style>
    <style:style style:name="P21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221a77" style:font-weight-asian="bold" style:font-weight-complex="bold"/>
    </style:style>
    <style:style style:name="P22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21a77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7bb27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9d171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2c15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10f89b" officeooo:paragraph-rsid="00221a77" style:font-weight-asian="bold" style:font-weight-complex="bold"/>
    </style:style>
    <style:style style:name="P27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28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normal" officeooo:rsid="001872f3" officeooo:paragraph-rsid="00221a77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33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3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d04e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4d04e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74a82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d04e" officeooo:paragraph-rsid="0024d04e" style:font-name-asian="Times New Roman" style:font-size-asian="12pt" style:font-weight-asian="bold" style:font-name-complex="Times New Roman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1258" officeooo:paragraph-rsid="0024d04e" style:font-name-asian="Times New Roman" style:font-size-asian="11pt" style:font-name-complex="Times New Roman" style:font-size-complex="11pt"/>
    </style:style>
    <style:style style:name="P42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d04e" officeooo:paragraph-rsid="0024d04e" style:font-name-asian="Times New Roman" style:font-size-asian="11pt" style:font-name-complex="Times New Roman" style:font-size-complex="11pt"/>
    </style:style>
    <style:style style:name="P43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4d04e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normal" officeooo:rsid="001872f3" officeooo:paragraph-rsid="00221a77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9ae7b" officeooo:paragraph-rsid="00221a77" style:font-weight-asian="bold" style:font-weight-complex="bold"/>
    </style:style>
    <style:style style:name="P4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3348b3" style:font-weight-asian="bold" style:font-weight-complex="bold"/>
    </style:style>
    <style:style style:name="P4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e90c0" style:font-weight-asian="bold" style:font-weight-complex="bold"/>
    </style:style>
    <style:style style:name="P4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c5e54" officeooo:paragraph-rsid="002c5e54" style:font-weight-asian="normal" style:font-weight-complex="normal"/>
    </style:style>
    <style:style style:name="P5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51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fadea" officeooo:paragraph-rsid="00221a77" style:font-weight-asian="normal" style:font-weight-complex="normal"/>
    </style:style>
    <style:style style:name="P52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style:font-name-asian="Times New Roman" style:font-size-asian="12pt" style:font-name-complex="Times New Roman" style:font-size-complex="12pt"/>
    </style:style>
    <style:style style:name="P5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19441" style:font-name-asian="Times New Roman" style:font-size-asian="12pt" style:font-name-complex="Times New Roman" style:font-size-complex="12pt"/>
    </style:style>
    <style:style style:name="P54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57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bold" officeooo:rsid="001872f3" officeooo:paragraph-rsid="00221a77" style:font-size-asian="11pt" style:font-weight-asian="normal" style:font-size-complex="11pt" style:font-weight-complex="normal"/>
    </style:style>
    <style:style style:name="P58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90c0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348b3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536f8" style:font-size-asian="12pt" style:font-weight-asian="bold" style:font-size-complex="12pt" style:font-weight-complex="bold"/>
    </style:style>
    <style:style style:name="T1" style:family="text">
      <style:text-properties officeooo:rsid="002902b0"/>
    </style:style>
    <style:style style:name="T2" style:family="text">
      <style:text-properties officeooo:rsid="001b9ed5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d04e" style:font-weight-asian="bold" style:font-weight-complex="bold"/>
    </style:style>
    <style:style style:name="T6" style:family="text">
      <style:text-properties fo:font-weight="bold" officeooo:rsid="002155da"/>
    </style:style>
    <style:style style:name="T7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55da" style:font-weight-asian="normal" style:font-weight-complex="normal"/>
    </style:style>
    <style:style style:name="T10" style:family="text">
      <style:text-properties fo:font-weight="normal" officeooo:rsid="0024d04e" style:font-weight-asian="normal" style:font-weight-complex="normal"/>
    </style:style>
    <style:style style:name="T11" style:family="text">
      <style:text-properties fo:font-weight="normal" officeooo:rsid="0027bb27" style:font-weight-asian="normal" style:font-weight-complex="normal"/>
    </style:style>
    <style:style style:name="T12" style:family="text">
      <style:text-properties fo:font-weight="normal" officeooo:rsid="0029d171" style:font-weight-asian="normal" style:font-weight-complex="normal"/>
    </style:style>
    <style:style style:name="T13" style:family="text">
      <style:text-properties fo:font-weight="normal" officeooo:rsid="002c5e54" style:font-weight-asian="normal" style:font-weight-complex="normal"/>
    </style:style>
    <style:style style:name="T14" style:family="text">
      <style:text-properties fo:font-weight="normal" officeooo:rsid="002e2c15" style:font-weight-asian="normal" style:font-weight-complex="normal"/>
    </style:style>
    <style:style style:name="T15" style:family="text">
      <style:text-properties fo:font-weight="normal" officeooo:rsid="002e90c0" style:font-weight-asian="normal" style:font-weight-complex="normal"/>
    </style:style>
    <style:style style:name="T16" style:family="text">
      <style:text-properties fo:font-weight="normal" officeooo:rsid="003348b3" style:font-weight-asian="normal" style:font-weight-complex="normal"/>
    </style:style>
    <style:style style:name="T17" style:family="text">
      <style:text-properties fo:font-weight="normal" officeooo:rsid="003536f8" style:font-weight-asian="normal" style:font-weight-complex="normal"/>
    </style:style>
    <style:style style:name="T18" style:family="text">
      <style:text-properties officeooo:rsid="00221a77"/>
    </style:style>
    <style:style style:name="T19" style:family="text">
      <style:text-properties officeooo:rsid="0024d04e"/>
    </style:style>
    <style:style style:name="T20" style:family="text">
      <style:text-properties officeooo:rsid="00274a82"/>
    </style:style>
    <style:style style:name="T21" style:family="text">
      <style:text-properties officeooo:rsid="0027bb27"/>
    </style:style>
    <style:style style:name="T22" style:family="text">
      <style:text-properties officeooo:rsid="002837b3"/>
    </style:style>
    <style:style style:name="T23" style:family="text">
      <style:text-properties officeooo:rsid="002c5e54"/>
    </style:style>
    <style:style style:name="T24" style:family="text">
      <style:text-properties officeooo:rsid="002e406a"/>
    </style:style>
    <style:style style:name="T25" style:family="text">
      <style:text-properties officeooo:rsid="002e4194"/>
    </style:style>
    <style:style style:name="T26" style:family="text">
      <style:text-properties officeooo:rsid="002e90c0"/>
    </style:style>
    <style:style style:name="T27" style:family="text">
      <style:text-properties officeooo:rsid="003015ff"/>
    </style:style>
    <style:style style:name="T28" style:family="text">
      <style:text-properties officeooo:rsid="003348b3"/>
    </style:style>
    <style:style style:name="T29" style:family="text">
      <style:text-properties officeooo:rsid="003536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P33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4">user_id</text:p>
          </table:table-cell>
          <table:table-cell table:style-name="Table1.A2" office:value-type="string">
            <text:p text:style-name="P34">username</text:p>
          </table:table-cell>
          <table:table-cell table:style-name="Table1.A2" office:value-type="string">
            <text:p text:style-name="P34">password</text:p>
          </table:table-cell>
          <table:table-cell table:style-name="Table1.D2" office:value-type="string">
            <text:p text:style-name="P34">is_admin</text:p>
          </table:table-cell>
        </table:table-row>
        <table:table-row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user1 </text:p>
          </table:table-cell>
          <table:table-cell table:style-name="Table1.A2" office:value-type="string">
            <text:p text:style-name="P34">Pass1</text:p>
          </table:table-cell>
          <table:table-cell table:style-name="Table1.D2" office:value-type="string">
            <text:p text:style-name="P34"><text:span text:style-name="T27">T</text:span>rue</text:p>
          </table:table-cell>
        </table:table-row>
      </table:table>
      <text:p text:style-name="P1"/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table:number-columns-spanned="10" office:value-type="string">
            <text:p text:style-name="P33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4">id</text:p>
          </table:table-cell>
          <table:table-cell table:style-name="Table2.A2" office:value-type="string">
            <text:p text:style-name="P34">sku</text:p>
          </table:table-cell>
          <table:table-cell table:style-name="Table2.A2" office:value-type="string">
            <text:p text:style-name="P34">supplier_id</text:p>
          </table:table-cell>
          <table:table-cell table:style-name="Table2.A2" office:value-type="string">
            <text:p text:style-name="P34">title</text:p>
          </table:table-cell>
          <table:table-cell table:style-name="Table2.A2" office:value-type="string">
            <text:p text:style-name="P34">description</text:p>
          </table:table-cell>
          <table:table-cell table:style-name="Table2.A2" office:value-type="string">
            <text:p text:style-name="P34">category_id</text:p>
          </table:table-cell>
          <table:table-cell table:style-name="Table2.A2" office:value-type="string">
            <text:p text:style-name="P34">unit_price</text:p>
          </table:table-cell>
          <table:table-cell table:style-name="Table2.A2" office:value-type="string">
            <text:p text:style-name="P34">on_hand</text:p>
          </table:table-cell>
          <table:table-cell table:style-name="Table2.A2" office:value-type="string">
            <text:p text:style-name="P34">re_order_level</text:p>
          </table:table-cell>
          <table:table-cell table:style-name="Table2.J2" office:value-type="string">
            <text:p text:style-name="P34">is_active</text:p>
          </table:table-cell>
        </table:table-row>
        <table:table-row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100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title1</text:p>
          </table:table-cell>
          <table:table-cell table:style-name="Table2.A2" office:value-type="string">
            <text:p text:style-name="P34">description1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4">100</text:p>
          </table:table-cell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34">10</text:p>
          </table:table-cell>
          <table:table-cell table:style-name="Table2.J2" office:value-type="string">
            <text:p text:style-name="P34">True</text:p>
          </table:table-cell>
        </table:table-row>
      </table:table>
      <text:p text:style-name="P1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33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4">id</text:p>
          </table:table-cell>
          <table:table-cell table:style-name="Table3.A2" office:value-type="string">
            <text:p text:style-name="P34">name</text:p>
          </table:table-cell>
          <table:table-cell table:style-name="Table3.A2" office:value-type="string">
            <text:p text:style-name="P34">address</text:p>
          </table:table-cell>
          <table:table-cell table:style-name="Table3.A2" office:value-type="string">
            <text:p text:style-name="P34">phone</text:p>
          </table:table-cell>
          <table:table-cell table:style-name="Table3.A2" office:value-type="string">
            <text:p text:style-name="P34">fax</text:p>
          </table:table-cell>
          <table:table-cell table:style-name="Table3.A2" office:value-type="string">
            <text:p text:style-name="P34">email</text:p>
          </table:table-cell>
          <table:table-cell table:style-name="Table3.G2" office:value-type="string">
            <text:p text:style-name="P34">is_active</text:p>
          </table:table-cell>
        </table:table-row>
        <table:table-row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supplier1</text:p>
          </table:table-cell>
          <table:table-cell table:style-name="Table3.A2" office:value-type="string">
            <text:p text:style-name="P34">address1</text:p>
          </table:table-cell>
          <table:table-cell table:style-name="Table3.A2" office:value-type="string">
            <text:p text:style-name="P34">221-2277</text:p>
          </table:table-cell>
          <table:table-cell table:style-name="Table3.A2" office:value-type="string">
            <text:p text:style-name="P52">063-221-2277</text:p>
          </table:table-cell>
          <table:table-cell table:style-name="Table3.A2" office:value-type="string">
            <text:p text:style-name="P54">supplier1@estore.com</text:p>
          </table:table-cell>
          <table:table-cell table:style-name="Table3.G2" office:value-type="string">
            <text:p text:style-name="P34">True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>
          <table:table-cell table:style-name="Table4.A1" table:number-columns-spanned="8" office:value-type="string">
            <text:p text:style-name="P35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6">id</text:p>
          </table:table-cell>
          <table:table-cell table:style-name="Table4.A2" office:value-type="string">
            <text:p text:style-name="P36">customer_id</text:p>
          </table:table-cell>
          <table:table-cell table:style-name="Table4.A2" office:value-type="string">
            <text:p text:style-name="P38">payment_id</text:p>
          </table:table-cell>
          <table:table-cell table:style-name="Table4.A2" office:value-type="string">
            <text:p text:style-name="P38">transaction_date</text:p>
          </table:table-cell>
          <table:table-cell table:style-name="Table4.A2" office:value-type="string">
            <text:p text:style-name="P38">shipping_date</text:p>
          </table:table-cell>
          <table:table-cell table:style-name="Table4.A2" office:value-type="string">
            <text:p text:style-name="P38">time_stamp</text:p>
          </table:table-cell>
          <table:table-cell table:style-name="Table4.A2" office:value-type="string">
            <text:p text:style-name="P38">transaction_status</text:p>
          </table:table-cell>
          <table:table-cell table:style-name="Table4.H2" office:value-type="string">
            <text:p text:style-name="P38">total</text:p>
          </table:table-cell>
        </table:table-row>
        <table:table-row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2016-03-11</text:p>
          </table:table-cell>
          <table:table-cell table:style-name="Table4.A2" office:value-type="string">
            <text:p text:style-name="P38">2016-03-11</text:p>
          </table:table-cell>
          <table:table-cell table:style-name="Table4.A2" office:value-type="string">
            <text:p text:style-name="P38">11:49:17</text:p>
          </table:table-cell>
          <table:table-cell table:style-name="Table4.A2" office:value-type="string">
            <text:p text:style-name="P38">Pending</text:p>
          </table:table-cell>
          <table:table-cell table:style-name="Table4.H2" office:value-type="string">
            <text:p text:style-name="P38">100.00</text:p>
          </table:table-cell>
        </table:table-row>
      </table:table>
      <text:p text:style-name="P1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table:number-columns-spanned="6" office:value-type="string">
            <text:p text:style-name="P29">ORDER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0">id</text:p>
          </table:table-cell>
          <table:table-cell table:style-name="Table7.A2" office:value-type="string">
            <text:p text:style-name="P30">order_id</text:p>
          </table:table-cell>
          <table:table-cell table:style-name="Table7.A2" office:value-type="string">
            <text:p text:style-name="P30">product_id</text:p>
          </table:table-cell>
          <table:table-cell table:style-name="Table7.A2" office:value-type="string">
            <text:p text:style-name="P30">unit_price</text:p>
          </table:table-cell>
          <table:table-cell table:style-name="Table7.A2" office:value-type="string">
            <text:p text:style-name="P30">discount</text:p>
          </table:table-cell>
          <table:table-cell table:style-name="Table7.F2" office:value-type="string">
            <text:p text:style-name="P30">quantity</text:p>
          </table:table-cell>
        </table:table-row>
        <table:table-row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30">100.00</text:p>
          </table:table-cell>
          <table:table-cell table:style-name="Table7.A2" office:value-type="string">
            <text:p text:style-name="P30">0.10</text:p>
          </table:table-cell>
          <table:table-cell table:style-name="Table7.F2" office:value-type="string">
            <text:p text:style-name="P30">20</text:p>
          </table:table-cell>
        </table:table-row>
      </table:table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29">WISHLIST</text:p>
          </table:table-cell>
        </table:table-row>
        <table:table-row>
          <table:table-cell table:style-name="Table8.A2" office:value-type="string">
            <text:p text:style-name="P30">id</text:p>
          </table:table-cell>
        </table:table-row>
        <table:table-row>
          <table:table-cell table:style-name="Table8.A2" office:value-type="string">
            <text:p text:style-name="P30">1</text:p>
          </table:table-cell>
        </table:table-row>
      </table:table>
      <text:p text:style-name="P1"/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29">WISHLIS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0">id</text:p>
          </table:table-cell>
          <table:table-cell table:style-name="Table9.A2" office:value-type="string">
            <text:p text:style-name="P30">wishlist_id</text:p>
          </table:table-cell>
          <table:table-cell table:style-name="Table9.A2" office:value-type="string">
            <text:p text:style-name="P30">product_id</text:p>
          </table:table-cell>
          <table:table-cell table:style-name="Table9.A2" office:value-type="string">
            <text:p text:style-name="P30">time_stamp</text:p>
          </table:table-cell>
          <table:table-cell table:style-name="Table9.E2" office:value-type="string">
            <text:p text:style-name="P30">is_active</text:p>
          </table:table-cell>
        </table:table-row>
        <table:table-row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9">11:49:17</text:p>
          </table:table-cell>
          <table:table-cell table:style-name="Table9.E2" office:value-type="string">
            <text:p text:style-name="P30">True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5"/>
        <table:table-column table:style-name="Table10.F"/>
        <table:table-row>
          <table:table-cell table:style-name="Table10.A1" table:number-columns-spanned="6" office:value-type="string">
            <text:p text:style-name="P31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32">id</text:p>
          </table:table-cell>
          <table:table-cell table:style-name="Table10.A2" office:value-type="string">
            <text:p text:style-name="P32">name</text:p>
          </table:table-cell>
          <table:table-cell table:style-name="Table10.A2" office:value-type="string">
            <text:p text:style-name="P32">description</text:p>
          </table:table-cell>
          <table:table-cell table:style-name="Table10.A2" office:value-type="string">
            <text:p text:style-name="P32">main_image</text:p>
          </table:table-cell>
          <table:table-cell table:style-name="Table10.A2" office:value-type="string">
            <text:p text:style-name="P32">is_active</text:p>
          </table:table-cell>
          <table:table-cell table:style-name="Table10.F2" office:value-type="string">
            <text:p text:style-name="P32">main_category</text:p>
          </table:table-cell>
        </table:table-row>
        <table:table-row>
          <table:table-cell table:style-name="Table10.A2" office:value-type="string">
            <text:p text:style-name="P32">1</text:p>
          </table:table-cell>
          <table:table-cell table:style-name="Table10.A2" office:value-type="string">
            <text:p text:style-name="P32">category1</text:p>
          </table:table-cell>
          <table:table-cell table:style-name="Table10.A2" office:value-type="string">
            <text:p text:style-name="P32">description1</text:p>
          </table:table-cell>
          <table:table-cell table:style-name="Table10.A2" office:value-type="string">
            <text:p text:style-name="P32">“static/image1.jpeg”</text:p>
          </table:table-cell>
          <table:table-cell table:style-name="Table10.A2" office:value-type="string">
            <text:p text:style-name="P32">True</text:p>
          </table:table-cell>
          <table:table-cell table:style-name="Table10.F2" office:value-type="string">
            <text:p text:style-name="P32">main_category_1</text:p>
          </table:table-cell>
        </table:table-row>
      </table:table>
      <text:p text:style-name="P1"/>
      <table:table table:name="Table11" table:style-name="Table11">
        <table:table-column table:style-name="Table11.A" table:number-columns-repeated="5"/>
        <text:soft-page-break/>
        <table:table-row>
          <table:table-cell table:style-name="Table11.A1" table:number-columns-spanned="5" office:value-type="string">
            <text:p text:style-name="P55">C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6">id</text:p>
          </table:table-cell>
          <table:table-cell table:style-name="Table11.A2" office:value-type="string">
            <text:p text:style-name="P56">session_id</text:p>
          </table:table-cell>
          <table:table-cell table:style-name="Table11.A2" office:value-type="string">
            <text:p text:style-name="P56">date_created</text:p>
          </table:table-cell>
          <table:table-cell table:style-name="Table11.A2" office:value-type="string">
            <text:p text:style-name="P56">customer_id</text:p>
          </table:table-cell>
          <table:table-cell table:style-name="Table11.E2" office:value-type="string">
            <text:p text:style-name="P56">is_active</text:p>
          </table:table-cell>
        </table:table-row>
        <table:table-row>
          <table:table-cell table:style-name="Table11.A2" office:value-type="string">
            <text:p text:style-name="P56">1</text:p>
          </table:table-cell>
          <table:table-cell table:style-name="Table11.A2" office:value-type="string">
            <text:p text:style-name="P56">1</text:p>
          </table:table-cell>
          <table:table-cell table:style-name="Table11.A2" office:value-type="string">
            <text:p text:style-name="P56">2016-03-15</text:p>
          </table:table-cell>
          <table:table-cell table:style-name="Table11.A2" office:value-type="string">
            <text:p text:style-name="P56">1</text:p>
          </table:table-cell>
          <table:table-cell table:style-name="Table11.E2" office:value-type="string">
            <text:p text:style-name="P56">True</text:p>
          </table:table-cell>
        </table:table-row>
      </table:table>
      <text:p text:style-name="P1"/>
      <table:table table:name="Table12" table:style-name="Table12">
        <table:table-column table:style-name="Table12.A" table:number-columns-repeated="5"/>
        <table:table-row>
          <table:table-cell table:style-name="Table12.A1" table:number-columns-spanned="5" office:value-type="string">
            <text:p text:style-name="P55">CAR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56">id</text:p>
          </table:table-cell>
          <table:table-cell table:style-name="Table12.A2" office:value-type="string">
            <text:p text:style-name="P56">cart_id</text:p>
          </table:table-cell>
          <table:table-cell table:style-name="Table12.A2" office:value-type="string">
            <text:p text:style-name="P56">product_id</text:p>
          </table:table-cell>
          <table:table-cell table:style-name="Table12.A2" office:value-type="string">
            <text:p text:style-name="P56">quantity</text:p>
          </table:table-cell>
          <table:table-cell table:style-name="Table12.E2" office:value-type="string">
            <text:p text:style-name="P56">time_stamp</text:p>
          </table:table-cell>
        </table:table-row>
        <table:table-row>
          <table:table-cell table:style-name="Table12.A2" office:value-type="string">
            <text:p text:style-name="P56">1</text:p>
          </table:table-cell>
          <table:table-cell table:style-name="Table12.A2" office:value-type="string">
            <text:p text:style-name="P56">1</text:p>
          </table:table-cell>
          <table:table-cell table:style-name="Table12.A2" office:value-type="string">
            <text:p text:style-name="P56">1</text:p>
          </table:table-cell>
          <table:table-cell table:style-name="Table12.A2" office:value-type="string">
            <text:p text:style-name="P56">10</text:p>
          </table:table-cell>
          <table:table-cell table:style-name="Table12.E2" office:value-type="string">
            <text:p text:style-name="P53">11:49:17</text:p>
          </table:table-cell>
        </table:table-row>
      </table:table>
      <text:p text:style-name="P1"/>
      <text:p text:style-name="P1"/>
      <text:p text:style-name="P3">Test Case #1</text:p>
      <text:p text:style-name="P3">Scenario:<text:span text:style-name="T8"> Create User</text:span></text:p>
      <text:p text:style-name="P2"/>
      <text:p text:style-name="P1">Test Case <text:span text:style-name="T1">#2</text:span></text:p>
      <text:p text:style-name="P5">Scenario: <text:span text:style-name="T18">User</text:span> Login</text:p>
      <text:p text:style-name="P5"/>
      <text:p text:style-name="P4">Test Case #<text:span text:style-name="T18">2</text:span>.1</text:p>
      <text:p text:style-name="P6">Scenario: <text:span text:style-name="T18">User</text:span> Login – <text:span text:style-name="T2">Invalid Information</text:span></text:p>
      <text:p text:style-name="P5"/>
      <text:p text:style-name="P1">Test Case <text:span text:style-name="T1">#3</text:span></text:p>
      <text:p text:style-name="P5">Scenario: <text:span text:style-name="T18">User</text:span> Logout</text:p>
      <text:p text:style-name="P5"/>
      <text:p text:style-name="P26">Test Case #<text:span text:style-name="T18">4</text:span></text:p>
      <text:p text:style-name="P28">Scenario: <text:span text:style-name="T18">Create product</text:span></text:p>
      <text:p text:style-name="P26">Test Case #<text:span text:style-name="T18">5</text:span></text:p>
      <text:p text:style-name="P28"><text:span text:style-name="T4">Scenario:</text:span> <text:span text:style-name="T18">Get products</text:span></text:p>
      <text:p text:style-name="P43"><text:span text:style-name="T3">Given </text:span>some products are in a system</text:p>
      <text:p text:style-name="P43"><text:span text:style-name="T3">When </text:span>I retrieve the product '<text:span text:style-name="T3">1</text:span>'</text:p>
      <text:p text:style-name="P43"><text:span text:style-name="T3">Then </text:span>I should get a '<text:span text:style-name="T3">200</text:span>' response</text:p>
      <text:p text:style-name="P43"><text:span text:style-name="T3">And </text:span>the following product details are returned:</text:p>
      <text:p text:style-name="P57">| id | sku | supplier_id | title | description <text:s/>| category_id | unit_price| on_hand | re_order_level | is_active | <text:s/></text:p>
      <text:p text:style-name="P45"><text:span text:style-name="T3">| 1 <text:s/>| </text:span><text:span text:style-name="T6">100</text:span><text:span text:style-name="T3"> <text:s/>| 1 <text:s text:c="17"/>| </text:span><text:span text:style-name="T6">title1</text:span><text:span text:style-name="T3">| </text:span><text:span text:style-name="T6">description1</text:span><text:span text:style-name="T3">| 1 <text:s text:c="16"/>| 10</text:span><text:span text:style-name="T6">0</text:span><text:span text:style-name="T3"> <text:s text:c="12"/>| </text:span><text:span text:style-name="T6">20</text:span><text:span text:style-name="T3"> <text:s text:c="7"/>| 10 <text:s text:c="25"/>| True <text:s text:c="6"/>|</text:span></text:p>
      <text:p text:style-name="P19"/>
      <text:p text:style-name="P26">Test Case #<text:span text:style-name="T18">6</text:span></text:p>
      <text:p text:style-name="P28"><text:span text:style-name="T4">Scenario:</text:span> <text:span text:style-name="T18">Delete products</text:span></text:p>
      <text:p text:style-name="P28"/>
      <text:p text:style-name="P26">Test Case #<text:span text:style-name="T18">7</text:span></text:p>
      <text:p text:style-name="P28"><text:span text:style-name="T4">Scenario:</text:span> <text:span text:style-name="T18">Update products</text:span></text:p>
      <text:p text:style-name="P27"/>
      <text:p text:style-name="P20"/>
      <text:p text:style-name="P21"><text:soft-page-break/>Test Case #<text:span text:style-name="T18">8</text:span></text:p>
      <text:p text:style-name="P21">Scenario: <text:span text:style-name="T8">Create Supplier</text:span></text:p>
      <text:p text:style-name="P20"/>
      <text:p text:style-name="P21">Test Case #<text:span text:style-name="T18">9</text:span></text:p>
      <text:p text:style-name="P21">Scenario:<text:span text:style-name="T8"> Get Supplier</text:span></text:p>
      <text:p text:style-name="P22">Given <text:span text:style-name="T8">some suppliers are in a system</text:span></text:p>
      <text:p text:style-name="P22">When <text:span text:style-name="T8">I retrieve the supplier '</text:span><text:span text:style-name="T27">1</text:span><text:span text:style-name="T8">'</text:span></text:p>
      <text:p text:style-name="P22">Then <text:span text:style-name="T8">I should get a '</text:span>200<text:span text:style-name="T8">' response</text:span></text:p>
      <text:p text:style-name="P22">And <text:span text:style-name="T8">the following supplier details are returned:</text:span></text:p>
      <text:p text:style-name="P22">| id | name <text:s text:c="9"/>| address <text:s text:c="2"/>| phone <text:s text:c="4"/>| fax <text:s text:c="17"/>| email <text:s text:c="28"/>| is_active |</text:p>
      <text:p text:style-name="P22">| 1 <text:s text:c="2"/>| supplier1 <text:s text:c="2"/>| address1 | 221-2277| 063-221-2277| supplier1@estore.com | True <text:s text:c="7"/>|</text:p>
      <text:p text:style-name="P21"/>
      <text:p text:style-name="P21">Test Case #<text:span text:style-name="T18">10</text:span></text:p>
      <text:p text:style-name="P21">Scenario:<text:span text:style-name="T8"> </text:span><text:span text:style-name="T9">Update</text:span><text:span text:style-name="T8"> Supplier</text:span></text:p>
      <text:p text:style-name="P51"/>
      <text:p text:style-name="P46">Test Case #11 </text:p>
      <text:p text:style-name="P15"/>
      <text:p text:style-name="P15"/>
      <text:p text:style-name="P7">Test Case #12</text:p>
      <text:p text:style-name="P7">Scenario: <text:span text:style-name="T8">Get orders</text:span></text:p>
      <text:p text:style-name="P44"><text:span text:style-name="T3">Given </text:span>some <text:span text:style-name="T19">orders</text:span> are in a system</text:p>
      <text:p text:style-name="P44"><text:span text:style-name="T3">When </text:span>I retrieve the <text:span text:style-name="T19">order</text:span> '<text:span text:style-name="T3">1</text:span>'</text:p>
      <text:p text:style-name="P44"><text:span text:style-name="T3">Then </text:span>I should get a '<text:span text:style-name="T3">200</text:span>' response</text:p>
      <text:p text:style-name="P44"><text:span text:style-name="T3">And </text:span>the following <text:span text:style-name="T19">order</text:span> details are returned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pan text:style-name="T19">|</text:span><text:span text:style-name="T4">id</text:span><text:span text:style-name="T19">| </text:span><text:span text:style-name="T4">customer_id</text:span><text:span text:style-name="T19">|</text:span><text:span text:style-name="T5">payment_id</text:span><text:span text:style-name="T19">|</text:span><text:span text:style-name="T5">transaction_date</text:span><text:span text:style-name="T19">|</text:span><text:span text:style-name="T5">shipping_date</text:span><text:span text:style-name="T10">|</text:span><text:span text:style-name="T5">time_stamp</text:span><text:span text:style-name="T10">|</text:span><text:span text:style-name="T5">transaction_status</text:span><text:span text:style-name="T10">|</text:span><text:span text:style-name="T5">total</text:span><text:span text:style-name="T10"> <text:s text:c="3"/>|</text:span></text:p>
            <text:p text:style-name="P42"><text:span text:style-name="T8">|</text:span><text:span text:style-name="T4">1</text:span><text:span text:style-name="T8"> | </text:span><text:span text:style-name="T4">1</text:span><text:span text:style-name="T8"> <text:s text:c="18"/>|</text:span><text:span text:style-name="T4">1</text:span><text:span text:style-name="T8"> <text:s text:c="18"/></text:span><text:span text:style-name="T4">|2016-03-11 </text:span><text:span text:style-name="T8"><text:s text:c="9"/>|</text:span><text:span text:style-name="T4">2016-03-11</text:span><text:span text:style-name="T8"> <text:s text:c="5"/>| </text:span><text:span text:style-name="T4">11:49:17 </text:span><text:span text:style-name="T8"><text:s text:c="3"/>|</text:span><text:span text:style-name="T4">pending</text:span><text:span text:style-name="T8"> <text:s text:c="17"/>|</text:span><text:span text:style-name="T4">100.00</text:span><text:span text:style-name="T8">|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</table:table>
      <text:p text:style-name="P7"><text:span text:style-name="T20">T</text:span>est Case #13</text:p>
      <text:p text:style-name="P7">Scenario: <text:span text:style-name="T8">Delete order</text:span></text:p>
      <text:p text:style-name="P8"/>
      <text:p text:style-name="P7">Test Case #14</text:p>
      <text:p text:style-name="P7">Scenario: <text:span text:style-name="T8">Update order</text:span></text:p>
      <text:p text:style-name="P10"/>
      <text:p text:style-name="P10">Test Case#15</text:p>
      <text:p text:style-name="P10">Scenario: <text:span text:style-name="T7">Create order details</text:span></text:p>
      <text:p text:style-name="P8"/>
      <text:p text:style-name="P10">Test Case#16</text:p>
      <text:p text:style-name="P10">Scenario: <text:span text:style-name="T8">Get</text:span><text:span text:style-name="T7"> order details</text:span></text:p>
      <text:p text:style-name="P23">Given <text:span text:style-name="T8">some </text:span><text:span text:style-name="T11">order details</text:span><text:span text:style-name="T8"> are in a system</text:span></text:p>
      <text:p text:style-name="P23">When <text:span text:style-name="T8">I retrieve the </text:span><text:span text:style-name="T11">orde detail</text:span><text:span text:style-name="T8"> '</text:span><text:span text:style-name="T21">1</text:span><text:span text:style-name="T8">'</text:span></text:p>
      <text:p text:style-name="P23"><text:soft-page-break/>Then <text:span text:style-name="T8">I should get a '</text:span>200<text:span text:style-name="T8">' response</text:span></text:p>
      <text:p text:style-name="P23">And <text:span text:style-name="T8">the following </text:span><text:span text:style-name="T11">order</text:span><text:span text:style-name="T8"> details are returned:</text:span></text:p>
      <text:p text:style-name="P23">| id <text:s/>| <text:span text:style-name="T21">order_id</text:span> | <text:span text:style-name="T21">product_id</text:span>| <text:span text:style-name="T21">unit_price</text:span>| <text:span text:style-name="T21">discount</text:span>|<text:span text:style-name="T21">quantity</text:span>|</text:p>
      <text:p text:style-name="P23">| 1 <text:s text:c="2"/>| 1 <text:s text:c="13"/>| <text:span text:style-name="T21">1 <text:s text:c="15"/></text:span><text:s/>| <text:span text:style-name="T21">100.00 <text:s text:c="6"/></text:span>| <text:span text:style-name="T21">0.10 <text:s text:c="6"/></text:span>| <text:span text:style-name="T21">20 <text:s text:c="7"/></text:span><text:s/>|</text:p>
      <text:p text:style-name="P8"/>
      <text:p text:style-name="P10">Test Case#17</text:p>
      <text:p text:style-name="P10">Scenario: <text:span text:style-name="T7">Create wishlist</text:span></text:p>
      <text:p text:style-name="P9"/>
      <text:p text:style-name="P11">Test Case #<text:span text:style-name="T20">18</text:span></text:p>
      <text:p text:style-name="P16"><text:span text:style-name="T4">Scenario:</text:span> <text:span text:style-name="T20">Get wishlist</text:span></text:p>
      <text:p text:style-name="P24">Given <text:span text:style-name="T8">some </text:span><text:span text:style-name="T12">wishlist</text:span><text:span text:style-name="T8"> are in a system</text:span></text:p>
      <text:p text:style-name="P24">When <text:span text:style-name="T8">I retrieve the </text:span><text:span text:style-name="T12">wishlist</text:span><text:span text:style-name="T8"> '</text:span><text:span text:style-name="T21">1</text:span><text:span text:style-name="T8">'</text:span></text:p>
      <text:p text:style-name="P24">Then <text:span text:style-name="T8">I should get a '</text:span>200<text:span text:style-name="T8">' response</text:span></text:p>
      <text:p text:style-name="P24">And <text:span text:style-name="T8">the following </text:span><text:span text:style-name="T12">wishlist</text:span><text:span text:style-name="T8"> details are returned:</text:span></text:p>
      <text:p text:style-name="P24">| id <text:s/>| </text:p>
      <text:p text:style-name="P24">| 1 <text:s text:c="2"/>| </text:p>
      <text:p text:style-name="P17"/>
      <text:p text:style-name="P12">Test Case #<text:span text:style-name="T20">18.1</text:span> </text:p>
      <text:p text:style-name="P18"><text:span text:style-name="T4">Scenario:</text:span> <text:span text:style-name="T22">Get w</text:span>ishlist – No wishlist items </text:p>
      <text:p text:style-name="P18"/>
      <text:p text:style-name="P13">Test Case #19</text:p>
      <text:p text:style-name="P13">Scenario: <text:span text:style-name="T8">Delete wishlist</text:span></text:p>
      <text:p text:style-name="P13"/>
      <text:p text:style-name="P13">Test Case #20</text:p>
      <text:p text:style-name="P13">Scenario: <text:span text:style-name="T8">Update wishlist</text:span></text:p>
      <text:p text:style-name="P18"/>
      <text:p text:style-name="P13">Test Case #21</text:p>
      <text:p text:style-name="P13">Scenario: <text:span text:style-name="T8">Create wishlist detail</text:span></text:p>
      <text:p text:style-name="P13"/>
      <text:p text:style-name="P13">Test Case #22</text:p>
      <text:p text:style-name="P13">Scenario: <text:span text:style-name="T8">Get wishlist detail</text:span></text:p>
      <text:p text:style-name="P25">Given <text:span text:style-name="T8">some </text:span><text:span text:style-name="T14">wishlist</text:span><text:span text:style-name="T11"> details</text:span><text:span text:style-name="T8"> are in a system</text:span></text:p>
      <text:p text:style-name="P25">When <text:span text:style-name="T8">I retrieve the </text:span><text:span text:style-name="T14">wishlist detail </text:span><text:span text:style-name="T8">'</text:span><text:span text:style-name="T21">1</text:span><text:span text:style-name="T8">'</text:span></text:p>
      <text:p text:style-name="P25">Then <text:span text:style-name="T8">I should get a '</text:span>200<text:span text:style-name="T8">' response</text:span></text:p>
      <text:p text:style-name="P25">And <text:span text:style-name="T8">the following </text:span><text:span text:style-name="T14">wishlist</text:span><text:span text:style-name="T8"> details are returned:</text:span></text:p>
      <text:p text:style-name="P25">| id <text:s/>| <text:span text:style-name="T24">wishlist_id</text:span> | <text:span text:style-name="T21">product_id</text:span>| <text:span text:style-name="T25">time_stamp</text:span>| <text:span text:style-name="T25">is_active</text:span>|</text:p>
      <text:p text:style-name="P25">| 1 <text:s text:c="2"/>| 1 <text:s text:c="16"/>| <text:span text:style-name="T21">1 <text:s text:c="15"/></text:span><text:s/>| <text:span text:style-name="T25">11:49:17 <text:s text:c="5"/></text:span>| <text:span text:style-name="T25">True <text:s text:c="5"/></text:span>|</text:p>
      <text:p text:style-name="P13"/>
      <text:p text:style-name="P14">Test Case #<text:span text:style-name="T23">23</text:span></text:p>
      <text:p text:style-name="P14">Scenario: <text:span text:style-name="T13">Create</text:span><text:span text:style-name="T8"> </text:span><text:span text:style-name="T13">category</text:span></text:p>
      <text:p text:style-name="P14"/>
      <text:p text:style-name="P14">Test Case #<text:span text:style-name="T23">24</text:span></text:p>
      <text:p text:style-name="P14"><text:span text:style-name="T23">Scenario:</text:span><text:span text:style-name="T13"> Get categor</text:span><text:span text:style-name="T15">y</text:span></text:p>
      <text:p text:style-name="P58">Given <text:span text:style-name="T8">some </text:span><text:span text:style-name="T15">categorie</text:span><text:span text:style-name="T11">s</text:span><text:span text:style-name="T8"> are in a system</text:span></text:p>
      <text:p text:style-name="P58">When <text:span text:style-name="T8">I retrieve the </text:span><text:span text:style-name="T15">category</text:span><text:span text:style-name="T8"> '</text:span><text:span text:style-name="T21">1</text:span><text:span text:style-name="T8">'</text:span></text:p>
      <text:p text:style-name="P58"><text:soft-page-break/>Then <text:span text:style-name="T8">I should get a '</text:span>200<text:span text:style-name="T8">' response</text:span></text:p>
      <text:p text:style-name="P58">And <text:span text:style-name="T8">the following </text:span><text:span text:style-name="T15">category</text:span><text:span text:style-name="T8"> details are returned:</text:span></text:p>
      <text:p text:style-name="P58">| id <text:s/>| <text:span text:style-name="T26">name</text:span> <text:s text:c="6"/>| <text:span text:style-name="T26">description <text:s/></text:span>| <text:span text:style-name="T26">main_image <text:s text:c="13"/></text:span>| <text:span text:style-name="T26">is_active</text:span>|<text:span text:style-name="T26">main_category</text:span>|</text:p>
      <text:p text:style-name="P58">| 1 <text:s text:c="2"/>| <text:span text:style-name="T26">category1</text:span>| <text:span text:style-name="T26">description1</text:span>| “<text:span text:style-name="T26">static/image1.jpeg</text:span>”| <text:span text:style-name="T26">True <text:s text:c="6"/></text:span>| <text:span text:style-name="T26">main1 <text:s text:c="12"/></text:span>|</text:p>
      <text:p text:style-name="P48"/>
      <text:p text:style-name="P14">Test Case #<text:span text:style-name="T23">25</text:span></text:p>
      <text:p text:style-name="P14"><text:span text:style-name="T23">Scenario:</text:span><text:span text:style-name="T13"> Delete category</text:span></text:p>
      <text:p text:style-name="P14"/>
      <text:p text:style-name="P14">Test Case #<text:span text:style-name="T23">26</text:span></text:p>
      <text:p text:style-name="P49">Scenario: Update category</text:p>
      <text:p text:style-name="P49"/>
      <text:p text:style-name="P47">Test Case #27</text:p>
      <text:p text:style-name="P47">Scenario: <text:span text:style-name="T8">Create cart</text:span></text:p>
      <text:p text:style-name="P47"/>
      <text:p text:style-name="P47">Test Case #28</text:p>
      <text:p text:style-name="P47">Scenario: <text:span text:style-name="T8">Get cart</text:span></text:p>
      <text:p text:style-name="P59">Given <text:span text:style-name="T8">some </text:span><text:span text:style-name="T16">carts</text:span><text:span text:style-name="T8"> are in a system</text:span></text:p>
      <text:p text:style-name="P59">When <text:span text:style-name="T8">I retrieve the </text:span><text:span text:style-name="T15">ca</text:span><text:span text:style-name="T16">rt</text:span><text:span text:style-name="T8"> '</text:span><text:span text:style-name="T21">1</text:span><text:span text:style-name="T8">'</text:span></text:p>
      <text:p text:style-name="P59">Then <text:span text:style-name="T8">I should get a '</text:span>200<text:span text:style-name="T8">' response</text:span></text:p>
      <text:p text:style-name="P59">And <text:span text:style-name="T8">the following </text:span><text:span text:style-name="T15">ca</text:span><text:span text:style-name="T16">rt</text:span><text:span text:style-name="T8"> details are returned:</text:span></text:p>
      <text:p text:style-name="P59">| id <text:s/>| <text:span text:style-name="T28">session_id</text:span> | <text:span text:style-name="T26">date_created </text:span>| <text:span text:style-name="T28">customer_id</text:span>| <text:span text:style-name="T26">is_active</text:span>|</text:p>
      <text:p text:style-name="P59">| 1 <text:s text:c="2"/>| <text:span text:style-name="T26">1 <text:s text:c="15"/></text:span>| <text:span text:style-name="T28">2016-3-15 <text:s text:c="6"/></text:span>| <text:span text:style-name="T28">1 <text:s text:c="18"/></text:span>| <text:span text:style-name="T26">True <text:s text:c="6"/></text:span>|</text:p>
      <text:p text:style-name="P59"/>
      <text:p text:style-name="P47">Test Case #29</text:p>
      <text:p text:style-name="P47">Scenario: <text:span text:style-name="T8">Delete cart</text:span></text:p>
      <text:p text:style-name="P47"/>
      <text:p text:style-name="P47">Test Case #30</text:p>
      <text:p text:style-name="P47">Scenario: <text:span text:style-name="T8">Create cart details</text:span></text:p>
      <text:p text:style-name="P47"/>
      <text:p text:style-name="P47">Test Case #31</text:p>
      <text:p text:style-name="P47">Scenario: <text:span text:style-name="T8">Get cart details</text:span></text:p>
      <text:p text:style-name="P60">Given <text:span text:style-name="T8">some </text:span><text:span text:style-name="T16">cart </text:span><text:span text:style-name="T17">details</text:span><text:span text:style-name="T8"> are in a system</text:span></text:p>
      <text:p text:style-name="P60">When <text:span text:style-name="T8">I retrieve the </text:span><text:span text:style-name="T15">ca</text:span><text:span text:style-name="T16">rt</text:span><text:span text:style-name="T8"> </text:span><text:span text:style-name="T17">detail </text:span><text:span text:style-name="T8">'</text:span><text:span text:style-name="T21">1</text:span><text:span text:style-name="T8">'</text:span></text:p>
      <text:p text:style-name="P60">Then <text:span text:style-name="T8">I should get a '</text:span>200<text:span text:style-name="T8">' response</text:span></text:p>
      <text:p text:style-name="P60">And <text:span text:style-name="T8">the following </text:span><text:span text:style-name="T15">ca</text:span><text:span text:style-name="T16">rt</text:span><text:span text:style-name="T8"> details are returned:</text:span></text:p>
      <text:p text:style-name="P60">| id <text:s/>| <text:span text:style-name="T29">cart_id</text:span> | <text:span text:style-name="T29">product_id </text:span>| <text:span text:style-name="T29">quantity <text:s text:c="8"/></text:span>| <text:span text:style-name="T29">time_stamp</text:span>|</text:p>
      <text:p text:style-name="P60"><text:span text:style-name="T8">| </text:span>1 <text:s text:c="2"/><text:span text:style-name="T8">| </text:span><text:span text:style-name="T26">1 <text:s text:c="11"/></text:span><text:span text:style-name="T8">| </text:span><text:span text:style-name="T29">1 <text:s text:c="17"/></text:span><text:span text:style-name="T8">| </text:span><text:span text:style-name="T28">10</text:span><text:span text:style-name="T16"> <text:s text:c="18"/></text:span><text:span text:style-name="T8">| </text:span><text:span text:style-name="T29">11:49:17</text:span><text:span text:style-name="T15"> <text:s text:c="5"/></text:span><text:span text:style-name="T8">|</text:span></text:p>
      <text:p text:style-name="P47"/>
      <text:p text:style-name="P47">Test Case #32</text:p>
      <text:p text:style-name="P47">Scenario:<text:span text:style-name="T8"> Delete cart details</text:span>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3-15T12:00:35.819837852</dc:date>
    <meta:editing-duration>PT2H9M29S</meta:editing-duration>
    <meta:editing-cycles>24</meta:editing-cycles>
    <meta:generator>LibreOffice/4.2.8.2$Linux_X86_64 LibreOffice_project/420m0$Build-2</meta:generator>
    <meta:document-statistic meta:table-count="12" meta:image-count="0" meta:object-count="0" meta:page-count="5" meta:paragraph-count="245" meta:word-count="773" meta:character-count="4888" meta:non-whitespace-character-count="3869"/>
  </office:meta>
</office:document-meta>
</file>